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FA000000598E6C8520D2D46A3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5938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3.7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222222" style:font-name="Calibri" style:font-name-asian="Calibri1" style:font-name-complex="Calibri1" fo:background-color="#ffffff"/>
    </style:style>
    <style:style style:name="P3" style:family="paragraph" style:parent-style-name="Standard">
      <style:paragraph-properties fo:margin-top="0in" fo:margin-bottom="0in" loext:contextual-spacing="false"/>
      <style:text-properties style:font-name="Calibri" style:font-name-asian="Calibri1" style:font-name-complex="Calibri1"/>
    </style:style>
    <style:style style:name="P4" style:family="paragraph" style:parent-style-name="Standard">
      <style:paragraph-properties fo:margin-top="0in" fo:margin-bottom="0in" loext:contextual-spacing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fo:color="#222222" style:font-name="Calibri" style:font-name-asian="Calibri1" style:font-name-complex="Calibri1" fo:background-color="#ffffff"/>
    </style:style>
    <style:style style:name="T4" style:family="text">
      <style:text-properties fo:color="#222222" style:font-name="Calibri" fo:font-weight="bold" style:font-name-asian="Calibri1" style:font-weight-asian="bold" style:font-name-complex="Calibri1" fo:background-color="#ffffff"/>
    </style:style>
    <style:style style:name="T5" style:family="text">
      <style:text-properties fo:color="#1155cc" style:font-name="Calibri" style:text-underline-style="solid" style:text-underline-width="auto" style:text-underline-color="font-color" style:font-name-asian="Calibri1" style:font-name-complex="Calibri1" fo:background-color="#ffffff"/>
    </style:style>
    <style:style style:name="T6" style:family="text">
      <style:text-properties fo:color="#333333" style:font-name="Calibri" style:font-name-asian="Calibri1" style:font-name-complex="Calibri1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Opioid Prescribing Rates</text:span></text:p>
      <text:p text:style-name="P2"/>
      <text:p text:style-name="P1"><text:span text:style-name="T3">The Centers for Disease Control and Prevention (</text:span><text:a xlink:type="simple" xlink:href="https://www.cdc.gov/" text:style-name="ListLabel_20_28" text:visited-style-name="ListLabel_20_28"><text:span text:style-name="T5">CDC</text:span></text:a><text:span text:style-name="T3">) is a United States federal agency founded to combat threats to health, safety, and security by researching and disseminating health information. The CDC also offers a wealth of vital public data such as population, death rates, and disease prevalence at multiple administrative levels from states to counties.</text:span></text:p>
      <text:p text:style-name="P2"/>
      <text:p text:style-name="P1"><text:span text:style-name="T3">One of the areas of research at the CDC concerns tracking opioid </text:span><text:a xlink:type="simple" xlink:href="https://www.cdc.gov/drugoverdose/maps/rxrate-maps.html" text:style-name="ListLabel_20_28" text:visited-style-name="ListLabel_20_28"><text:span text:style-name="T5">prescribing</text:span></text:a><text:span text:style-name="T3"> rates. We pulled county- and state-level rates of estimated prescriptions for opioids per 100 people for the years 2014 (when </text:span><text:a xlink:type="simple" xlink:href="https://www.census.gov/geo/reference/county-changes.html" text:style-name="ListLabel_20_28" text:visited-style-name="ListLabel_20_28"><text:span text:style-name="T5">county name/boundary changes</text:span></text:a><text:span text:style-name="T3"> started to settle) through 2017 (the most recent year available).</text:span></text:p>
      <text:p text:style-name="P2"/>
      <text:p text:style-name="P1"><text:span text:style-name="T2">Each of the "county" datasets has a rate variable for each year and a binary indicator for whether (1) or not (0) the county had a rate listed for that year. Different versions of the dataset have been created, depending on how missing county rates were filled (or not). About 200 counties (out of ~3150) are missing a rate from at least one year, with all but ~30 counties missing rates from all years. Missing rates are indicated by empty cells in the csv file.</text:span></text:p>
      <text:p text:style-name="P3"/>
      <text:p text:style-name="P1"><text:span text:style-name="T2">County_PrescribingRates_NoneFilled.csv</text:span></text:p>
      <text:list xml:id="list3971347124" text:style-name="WWNum3">
        <text:list-item>
          <text:p text:style-name="P9"><text:span text:style-name="T2">No filling of missing county rates with state rate.</text:span></text:p>
        </text:list-item>
      </text:list>
      <text:p text:style-name="P1"><text:span text:style-name="T2">County_PrescribingRates_PartFilled.csv</text:span></text:p>
      <text:list xml:id="list3403815552" text:style-name="WWNum2">
        <text:list-item>
          <text:p text:style-name="P10"><text:span text:style-name="T2">Missing county rates filled by state rates only if all 4 years are missing.</text:span></text:p>
        </text:list-item>
      </text:list>
      <text:p text:style-name="P1"><text:span text:style-name="T2">County_PrescribingRates_FullFilled.csv</text:span></text:p>
      <text:list xml:id="list3932457493" text:style-name="WWNum1">
        <text:list-item>
          <text:p text:style-name="P11"><text:span text:style-name="T2">Any missing rates for the county rates filled by the state rate.</text:span></text:p>
        </text:list-item>
      </text:list>
      <text:p text:style-name="P2"/>
      <text:p text:style-name="P1"><text:span text:style-name="T3">The CSV files contain the following fields (except that “FIPS” and “county” are not included in the state rate dataset)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4">Variable Name</text:span></text:p>
          </table:table-cell>
          <table:table-cell table:style-name="Table1.A1" office:value-type="string">
            <text:p text:style-name="P12"><text:span text:style-name="T4">Type</text:span></text:p>
          </table:table-cell>
          <table:table-cell table:style-name="Table1.A1" office:value-type="string">
            <text:p text:style-name="P12"><text:span text:style-name="T4">Descriptio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FIPS</text:span></text:p>
          </table:table-cell>
          <table:table-cell table:style-name="Table1.A1" office:value-type="string">
            <text:p text:style-name="P6"><text:span text:style-name="T3">Integer</text:span></text:p>
          </table:table-cell>
          <table:table-cell table:style-name="Table1.A1" office:value-type="string">
            <text:p text:style-name="P6"><text:span text:style-name="T3">4 or 5 digit </text:span><text:a xlink:type="simple" xlink:href="https://en.wikipedia.org/wiki/FIPS_county_code" text:style-name="ListLabel_20_28" text:visited-style-name="ListLabel_20_28"><text:span text:style-name="T5">FIPS county code</text:span></text:a><text:span text:style-name="T3"> (leading zeros stripped)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county</text:span></text:p>
          </table:table-cell>
          <table:table-cell table:style-name="Table1.A1" office:value-type="string">
            <text:p text:style-name="P6"><text:span text:style-name="T3">String</text:span></text:p>
          </table:table-cell>
          <table:table-cell table:style-name="Table1.A1" office:value-type="string">
            <text:p text:style-name="P6"><text:span text:style-name="T3">County name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state</text:span></text:p>
          </table:table-cell>
          <table:table-cell table:style-name="Table1.A1" office:value-type="string">
            <text:p text:style-name="P6"><text:span text:style-name="T3">String</text:span></text:p>
          </table:table-cell>
          <table:table-cell table:style-name="Table1.A1" office:value-type="string">
            <text:p text:style-name="P6"><text:span text:style-name="T6">State name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postal</text:span></text:p>
          </table:table-cell>
          <table:table-cell table:style-name="Table1.A1" office:value-type="string">
            <text:p text:style-name="P6"><text:span text:style-name="T3">String</text:span></text:p>
          </table:table-cell>
          <table:table-cell table:style-name="Table1.A1" office:value-type="string">
            <text:p text:style-name="P6"><text:span text:style-name="T6">2 letter state abbreviation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PrescribingRate_[year]</text:span></text:p>
          </table:table-cell>
          <table:table-cell table:style-name="Table1.A1" office:value-type="string">
            <text:p text:style-name="P12"><text:span text:style-name="T3">Decimal</text:span></text:p>
          </table:table-cell>
          <table:table-cell table:style-name="Table1.A1" office:value-type="string">
            <text:p text:style-name="P12"><text:span text:style-name="T6">Estimated rate per 100 people of opioid prescriptions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HasCountyRate_[year]</text:span></text:p>
          </table:table-cell>
          <table:table-cell table:style-name="Table1.A1" office:value-type="string">
            <text:p text:style-name="P12"><text:span text:style-name="T3">Binary Indicator</text:span></text:p>
          </table:table-cell>
          <table:table-cell table:style-name="Table1.A1" office:value-type="string">
            <text:p text:style-name="P6"><text:span text:style-name="T3">Binary Indicator for if <text:s/>a county rate exists for [year]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1.589in" svg:height="0.5673in" draw:z-index="0"><draw:image xlink:href="Pictures/10000201000000FA000000598E6C8520D2D46A31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33" meta:word-count="303" meta:character-count="1929" meta:non-whitespace-character-count="1660"/>
    <meta:generator>LibreOfficeDev/6.0.5.2$Linux_X86_64 LibreOffice_project/</meta:generator>
  </office:meta>
</office:document-meta>
</file>